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family-generic="system" style:font-charset="x-symbol"/>
    <style:font-face style:name="TimesNewRoman" svg:font-family="TimesNewRoman, Bold" style:font-family-generic="roman"/>
    <style:font-face style:name="Calibri" svg:font-family="Calibri, Helvetica, sans-serif" style:font-family-generic="system"/>
    <style:font-face style:name="Lucidasans" svg:font-family="Lucidasans" style:font-family-generic="system"/>
    <style:font-face style:name="Times1" svg:font-family="Times, BoldItalic" style:font-family-generic="system"/>
    <style:font-face style:name="Courier" svg:font-family="Courier" style:font-family-generic="modern" style:font-pitch="fixed"/>
    <style:font-face style:name="Courier New" svg:font-family="'Courier New'" style:font-family-generic="modern" style:font-pitch="fixed"/>
    <style:font-face style:name="Bitstream Vera Serif" svg:font-family="'Bitstream Vera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Normal">
      <style:paragraph-properties fo:text-align="center" style:justify-single-word="false"/>
      <style:text-properties style:font-name="Times New Roman" fo:font-size="16pt" fo:font-weight="bold" style:font-size-asian="16pt" style:font-weight-asian="bold" style:font-name-complex="Times New Roman"/>
    </style:style>
    <style:style style:name="P2" style:family="paragraph" style:parent-style-name="SBC_3a_author_28_s_29_">
      <style:text-properties style:text-position="super 64%" fo:font-size="18pt" style:font-size-asian="18pt" style:font-size-complex="20pt"/>
    </style:style>
    <style:style style:name="P3" style:family="paragraph" style:parent-style-name="SBC_3a_institution">
      <style:text-properties style:font-size-complex="12pt"/>
    </style:style>
    <style:style style:name="P4" style:family="paragraph" style:parent-style-name="SBC_3a_institution">
      <style:text-properties style:text-position="super 66%" style:font-name="Arial" fo:font-size="16pt" style:font-size-asian="16pt" style:font-name-complex="Arial" style:font-size-complex="12pt"/>
    </style:style>
    <style:style style:name="P5" style:family="paragraph" style:parent-style-name="SBC_3a_paragraph_3a_first">
      <style:paragraph-properties fo:margin-left="0in" fo:margin-right="0in" fo:text-indent="0.4925in" style:auto-text-indent="false"/>
    </style:style>
    <style:style style:name="P6" style:family="paragraph" style:parent-style-name="SBC_3a_paragraph_3a_first">
      <style:paragraph-properties fo:margin-left="0in" fo:margin-right="0in" fo:text-indent="0.4925in" style:auto-text-indent="false"/>
      <style:text-properties fo:font-weight="bold" style:font-weight-asian="bold" style:font-weight-complex="bold"/>
    </style:style>
    <style:style style:name="P7" style:family="paragraph" style:parent-style-name="SBC_3a_paragraph_3a_first">
      <style:paragraph-properties fo:margin-left="0in" fo:margin-right="0in" fo:text-indent="0.2953in" style:auto-text-indent="false"/>
    </style:style>
    <style:style style:name="P8" style:family="paragraph" style:parent-style-name="SBC_3a_paragraph">
      <style:paragraph-properties fo:margin-left="0.4925in" fo:margin-right="0in" fo:text-indent="0in" style:auto-text-indent="false">
        <style:tab-stops/>
      </style:paragraph-properties>
    </style:style>
    <style:style style:name="P9" style:family="paragraph" style:parent-style-name="SBC_3a_reference">
      <style:text-properties style:font-name="Calibri" fo:font-size="10pt" fo:language="en" fo:country="US" style:font-size-asian="10pt"/>
    </style:style>
    <style:style style:name="P10" style:family="paragraph" style:parent-style-name="Normal" style:master-page-name="MP0">
      <style:paragraph-properties fo:text-align="center" style:justify-single-word="false" style:page-number="auto" fo:break-before="page"/>
      <style:text-properties style:font-name="Times New Roman" fo:font-size="16pt" fo:font-weight="bold" style:font-size-asian="16pt" style:font-weight-asian="bold" style:font-name-complex="Times New Roman"/>
    </style:style>
    <style:style style:name="P11" style:family="paragraph" style:parent-style-name="SBC_3a_paragraph" style:list-style-name="L2"/>
    <style:style style:name="P12" style:family="paragraph" style:parent-style-name="SBC_3a_paragraph_3a_first" style:list-style-name="L1"/>
    <style:style style:name="T1" style:family="text">
      <style:text-properties fo:language="pt" fo:country="BR"/>
    </style:style>
    <style:style style:name="T2" style:family="text">
      <style:text-properties fo:language="pt" fo:country="BR"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fo:background-color="#ffff00" style:font-style-asian="italic"/>
    </style:style>
    <style:style style:name="T7" style:family="text">
      <style:text-properties style:font-name="Calibri" fo:font-size="10pt" style:font-size-asian="10pt"/>
    </style:style>
    <style:style style:name="T8" style:family="text">
      <style:text-properties style:font-name="Calibri" fo:font-size="10pt" fo:language="en" fo:country="US" style:font-size-asian="10pt"/>
    </style:style>
    <style:style style:name="T9" style:family="text">
      <style:text-properties style:font-name="Calibri" fo:font-size="10pt" fo:language="en" fo:country="US" fo:font-style="italic" style:font-size-asian="10pt" style:font-style-asian="italic" style:font-style-complex="italic"/>
    </style:style>
    <style:style style:name="T10" style:family="text">
      <style:text-properties style:font-name="Calibri" fo:font-size="8pt" fo:language="en" fo:country="US" style:font-size-asian="8pt"/>
    </style:style>
    <style:style style:name="T11" style:family="text">
      <style:text-properties style:font-name="Times1"/>
    </style:style>
    <style:style style:name="T12" style:family="text">
      <style:text-properties fo:background-color="#ffff00"/>
    </style:style>
    <style:style style:name="T13" style:family="text">
      <style:text-properties fo:language="en" fo:country="US"/>
    </style:style>
    <style:style style:name="T14" style:family="text">
      <style:text-properties fo:font-size="8pt" style:font-size-asian="8pt"/>
    </style:style>
    <style:style style:name="T15" style:family="text">
      <style:text-properties fo:color="#0000ff"/>
    </style:style>
    <style:style style:name="T16" style:family="text">
      <style:text-properties fo:background-color="transparent"/>
    </style:style>
    <text:list-style style:name="L1">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Automatizando Testes de Interface para Dispositivos</text:p>
      <text:p text:style-name="P1">Móveis</text:p>
      <text:p text:style-name="P2">Eduardo Finotti, Anita Maria da Rocha Fernandes</text:p>
      <text:p text:style-name="P3">Pós-Graduação em Qualidade e Engenharia de Software – Universidade do Vale do Itajaí (UNIVALI) Rodovia SC 401, 5025 – 88.032-005 – Florianópolis – SC – Brasil</text:p>
      <text:p text:style-name="P4">eduardo.finotti@hotmail.com, anita.fernandes@univali.br</text:p>
      <text:p text:style-name="SBC_3a_abstract"><text:span text:style-name="Fonte_20_parág._20_padrão"><text:span text:style-name="T2">Abstract.</text:span></text:span><text:span text:style-name="Fonte_20_parág._20_padrão"><text:span text:style-name="T1"> <text:s/>XXXXXXX.</text:span></text:span></text:p>
      <text:p text:style-name="SBC_3a_resumo"><text:span text:style-name="Fonte_20_parág._20_padrão"><text:span text:style-name="T3">Resumo.</text:span></text:span> A exigência de qualidade está cada vez maior em todos os aspectos de nossa sociedade, principalmente no que se diz respeito a tecnologia, tendo em vista o aumento no consumo de dispositivos móveis. Ninguém quer que algo que estava funcionando com eficiência, deixe de funcionar, tanto do ponto de vista do usuário quanto (e principalmente) do ponto de vista das empresas. Para minimizar esse tipo de problema foi descrito como iniciar um projeto de testes automatizados para dispositivos móveis utilizando BDD.</text:p>
      <text:h text:style-name="SBC_3a_title_3a_1" text:outline-level="1">Introdução</text:h>
      <text:p text:style-name="P5">Com o aumento na utilização dos dispositivos móveis, a exigência dos consumidores também aumentou. A maioria dos consumidores necessita de produtos com alta qualidade. Segundo a ISO/IEC 8402 de 1994 [NBR ISO 8402 1994], qualidade de um produto se define da seguinte forma: “Conjunto de propriedades de um produto ou serviço, que lhe conferem aptidões para satisfazer as necessidades explícitas ou implícitas.”</text:p>
      <text:p text:style-name="P5">Nos últimos anos houve um aumento exponencial no uso de aplicativos móveis, assim como cresceu também o número de plataformas e fabricantes de celulares [Starov <text:span text:style-name="Fonte_20_parág._20_padrão"><text:span text:style-name="T4">et al</text:span></text:span> 2015]. A necessidade de entregar software de qualidade em ciclos curtos veio com esse crescimento, pois a exigência dos usuários está cada vez maior, em todos os aspectos (funcional, usabilidade, performance e segurança) [Starov <text:span text:style-name="Fonte_20_parág._20_padrão"><text:span text:style-name="T4">et al</text:span></text:span> 2015; Gao <text:span text:style-name="Fonte_20_parág._20_padrão"><text:span text:style-name="T4">et al</text:span></text:span> 2014; Dantas 2009].</text:p>
      <text:p text:style-name="P5">Por outro lado, também existem as empresas cujo é foco reter mais clientes para obter mais lucros. Um fator prezado pelas empresas é a satisfação dos clientes em relação ao produto que está sendo entregue. Para atingir essa satisfação, é preciso que o software tenha boa qualidade, em todos os sentidos, como possuir boa usabilidade, atingir os objetivos propostos e atender as necessidades do cliente, por exemplo.</text:p>
      <text:p text:style-name="P5">Para que esses erros ou falhas nos softwares sejam identificados, é feito o uso dos métodos de testes. Segundo Hetzel [1983 <text:span text:style-name="Fonte_20_parág._20_padrão"><text:span text:style-name="T4">apud</text:span></text:span> Hetzel 1987], "teste é qualquer atividade que vise a avaliar uma característica ou recurso de um programa ou sistema. Teste é a medida da qualidade do software".</text:p>
      <text:p text:style-name="P5">Teste de software é um processo extremamente importante, devido a uma série de benefícios que ele oferece, tais como o resultado eficaz, aumento da qualidade do software, evidenciando os erros e possibilitando a correção antes de chegar ao consumidor final [Dantas 2009]. Muitas vezes, uma alteração na aplicação pode acarretar em impactos não mensurados no sistema, fazendo com que outras partes da aplicação parem de funcionar ou venha a exibir falha. Sendo assim necessário uma re-execução dos casos de testes que já existiam.</text:p>
      <text:p text:style-name="P5">Conforme Pressman (2011, p. 404), esse teste “[...] pode ser executado manualmente, reexecutando um subconjunto de todos os casos de teste ou usando ferramentas automáticas de captura/re-execução.", sendo esse um dos principais motivos para a sua automatização, o que é o foco deste trabalho. Ou seja, quando ocorre uma re-execução de um conjunto de casos de testes depois de uma alteração na aplicação, isso garante que o que estava funcionando antes, ainda funciona perfeitamente.</text:p>
      <text:p text:style-name="P5">De acordo com Bartié (2002, p. 196), a definição de testes automatizados é “[...] a utilização de ferramentas de testes que possibilitem simular usuários ou atividades humanas de forma a não requerer procedimentos manuais no processo de execução dos testes.”. Mesmo sendo muito <text:soft-page-break/>eficiente, muitas empresas não utilizam dessa prática, pois acreditam que o esforço (preço) para o desenvolvimento destes testes é muito alto.</text:p>
      <text:p text:style-name="P5">Ainda segundo Bartié (2002, p. 181), “A automação exige um esforço inicial de criação, porém possibilita uma incomparável eficiência e confiabilidade, impossível de ser atingida com procedimentos manuais”.</text:p>
      <text:p text:style-name="P5">Complementando essa afirmação, Molinari (2003, p. 104) fala que testes automatizados “[...] permitirá aumentar a profundidade e abrangência dos casos de testes envolvidos.”. Por isso, fica claro que essa prática nos dá muito mais confiabilidade na aplicação, que será entregue para o cliente final.</text:p>
      <text:p text:style-name="P5">Este artigo tem como objetivo apresentar uma solução de automação de testes para dispositivos móveis utilizando BDD (especificação baseada em comportamento) onde está prática garante que a aplicação entregue para o cliente estará com sua qualidade garantida quando acorrem mudanças em suas funcionalidades, ou seja, garante que nada parou de funcionar em sua aplicação.</text:p>
      <text:p text:style-name="P5">Para descrever os cenários de testes será utilizado BDD (<text:span text:style-name="Fonte_20_parág._20_padrão"><text:span text:style-name="T5">B</text:span></text:span><text:span text:style-name="Fonte_20_parág._20_padrão"><text:span text:style-name="T5">ehaviour Driven Development </text:span></text:span>ou ainda uma tradução Desenvolvimento Guiado por Comportamento <text:span text:style-name="Fonte_20_parág._20_padrão"><text:span text:style-name="T7">[North 2016]</text:span></text:span>. <text:bookmark text:name="tw-target-text"/>Segundo Dan North (2003), criador do BDD, "o desenvolvimento conduzido por comportamentos é sobre a implementação de um aplicativo por descrevendo o seu comportamento a partir da perspectiva de seus <text:span text:style-name="Fonte_20_parág._20_padrão"><text:span text:style-name="T5">stakeholders</text:span></text:span>”.</text:p>
      <text:p text:style-name="P7">Não será usada nenhuma empresa como base para este artigo, e como exemplo será utilizado um aplicativo grátis disponível para qualquer usuário. Com este artigo busca-se contribuir para a disseminação do conhecimento de automação de testes para dispositivos móveis.</text:p>
      <text:p text:style-name="P7"/>
      <text:h text:style-name="SBC_3a_title_3a_1" text:outline-level="1">Testes de <text:span text:style-name="Fonte_20_parág._20_padrão"><text:span text:style-name="T11">software</text:span></text:span></text:h>
      <text:p text:style-name="P5">Um teste de software serve para provar que aquilo que foi pedido pelo cliente está funcionando corretamente.</text:p>
      <text:p text:style-name="P5">Segundo Sommerville (2011, p. 144) diz que um teste mostra que um sistema faz o que foi proposto e também para descobrir os defeitos antes que o cliente use. “Os resultados do teste são verificados à procura de erros, anomalias ou informações sobre os atributos não funcionais do programa.”.</text:p>
      <text:p text:style-name="P5">De acordo com Pressman (2011, p. 402): “Teste é um conjunto de atividades que podem ser planejadas com antecedência e executadas sistematicamente”. Na mesma ideia, os testes de software são formados por um processo sistemático que tem como principal objetivo o de encontrar erros [Bartié 2002].</text:p>
      <text:p text:style-name="P5">Apesar das definições serem diferentes, elas se complementam, nos trazendo os conceitos de testes de software.</text:p>
      <text:p text:style-name="P5">Porém, segundo a IEEE, uma dasdefinições mais populares sobre teste é: <text:span text:style-name="Fonte_20_parág._20_padrão"><text:span text:style-name="T5">“The process of operating a system </text:span></text:span><text:span text:style-name="Fonte_20_parág._20_padrão"><text:span text:style-name="T5">or component under specified conditions, observing or recording the results, and making an evaluation of some aspect of the system or component”.</text:span></text:span></text:p>
      <text:p text:style-name="P5">O teste de software pode ser visto como um tipo específico de teste, cujo componente ou processo é submetido a uma avaliação de acordo com os resultados produzidos em determinado ambiente.</text:p>
      <text:p text:style-name="P5">Algumas definições básicas dentro de testes de software segund<text:span text:style-name="T16">o </text:span><text:span text:style-name="Fonte_20_parág._20_padrão"><text:span text:style-name="T16">Delamaro et. al. (2007),</text:span></text:span><text:span text:style-name="T16"> </text:span>é:</text:p>
      <text:list xml:id="list7056287741476104171" text:style-name="L1">
        <text:list-item>
          <text:p text:style-name="P12"><text:span text:style-name="Fonte_20_parág._20_padrão"><text:span text:style-name="T3">Defeito</text:span></text:span>: passo, processo ou definição de dados incorretos;</text:p>
        </text:list-item>
        <text:list-item>
          <text:p text:style-name="P12"><text:span text:style-name="Fonte_20_parág._20_padrão"><text:span text:style-name="T3">Engano</text:span></text:span>: ação humana que produz um defeito;</text:p>
        </text:list-item>
        <text:list-item>
          <text:p text:style-name="P12"><text:span text:style-name="Fonte_20_parág._20_padrão"><text:span text:style-name="T3">Erro</text:span></text:span>: durante a execução de um programa é caracterizado por um estado inconsistente ou inesperado; e</text:p>
        </text:list-item>
        <text:list-item>
          <text:p text:style-name="P12"><text:span text:style-name="Fonte_20_parág._20_padrão"><text:span text:style-name="T3">Falha</text:span></text:span>: resultado produzido é diferente do resultado esperado, pode ser ocasionado por um erro</text:p>
        </text:list-item>
      </text:list>
      <text:h text:style-name="SBC_3a_title_3a_2" text:outline-level="2"><text:soft-page-break/>Testes <text:span text:style-name="Fonte_20_parág._20_padrão"><text:span text:style-name="T11">mobile</text:span></text:span></text:h>
      <text:p text:style-name="P5">Testes em dispositivos móveis possuem características especiais, e não devem ser comparados com testes para web e desktop [Knott, 2015]. Uma das grandes dificuldades dentro dos testes de aplicações <text:span text:style-name="Fonte_20_parág._20_padrão"><text:span text:style-name="T5">mobile</text:span></text:span>, é a dificuldade em validar em diversos aparelhos, pois esses possuem suas particularidades, como câmera, GPS, sistema operacional, entre outras. Ou seja, todos os <text:span text:style-name="Fonte_20_parág._20_padrão"><text:span text:style-name="T5">devices</text:span></text:span> possuem essas características, mas muitos funcionam de maneira diferente um do outro, assim, muitas vezes limitando a quantidade de dispositivos testados.</text:p>
      <text:p text:style-name="P5">Além desse desafio, não podemos esquecer da atualização do sistema operacional, que a cada versão pode trazer mudanças em seu funcionamento, fazendo do teste automatizado um facilitador na hora de validar se sua aplicação ainda funciona nessa nova versão do sistema operacional.</text:p>
      <text:p text:style-name="P5">Para uTest (2015), outras preocupações são com o consumo de bateria, assim como a usabilidade e facilidade de instalação. Esses são alguns dos fatores que podem fazer os seus usuários escolherem entre o seu aplicativo ou do seu concorrente.</text:p>
      <text:h text:style-name="SBC_3a_title_3a_2" text:outline-level="2">Testes automatizados</text:h>
      <text:p text:style-name="P5">Testes automatizados são “[...] a utilização de ferramentas de testes que possibilitem simular usuários ou atividades humanas de forma a não requerer procedimentos manuais no processo de execução dos testes.” [Bartié, 2002, p. 196]. Assim, Molinari (2003, p. 104), diz que a utilização de testes automatizados “[...] permitirá aumentar a profundidade e abrangência dos casos de testes envolvidos.”.</text:p>
      <text:p text:style-name="P5">Para Bartié (2002, p. 181), uma vantagem de sua utilização é que “A automação exige um esforço inicial de criação, porém possibilita uma incomparável eficiência e confiabilidade, impossível de ser atingida com procedimentos manuais.”.</text:p>
      <text:p text:style-name="P5">A automação de testes não faz parte de um nível específico de teste de software,porém este garante que os testes de regressão sejam realizados. De acordo com Pressman (2011, p. 404) esse teste “[...] pode ser executado manualmente, reexecutando um subconjunto de todos os casos de teste ou usando ferramentas automáticas de captura/reexecução.".</text:p>
      <text:p text:style-name="P5">Ou seja, testes de regressão podem ser executados manualmente, ou de forma automatizada, e este último será apresentado neste artigo.</text:p>
      <text:h text:style-name="SBC_3a_title_3a_2" text:outline-level="2">BDD - <text:span text:style-name="Fonte_20_parág._20_padrão"><text:span text:style-name="T13">Behavior-Driven Development</text:span></text:span></text:h>
      <text:p text:style-name="P5"><text:span text:style-name="Fonte_20_parág._20_padrão"><text:span text:style-name="T5">Behavior-Driven Development</text:span></text:span>, ou desenvolvimento orientado ao comportamento, foi inicialmente proposto por Dan North. O BDD envolve práticas ágeis e foi projetado para torná-las mais acessíveis e eficazes para as equipes ágeis na entrega de um software.</text:p>
      <text:p text:style-name="P5">De acordo com Smart (2014), O BDD é um conjunto de práticas de engenharia de software desenvolvido para auxiliar equipes a construir e entregar software de maior valor e qualidade de forma mais rápida.</text:p>
      <text:p text:style-name="P5">Segundo Gohil (2011), o BDD indica como o sistema deve se comportar, escrito com linguagem padrão (português, inglês, etc.), facilmente compartilhada entre os <text:span text:style-name="Fonte_20_parág._20_padrão"><text:span text:style-name="T5">stakeholders </text:span></text:span>(participantes do projeto). Na mesma linha, para Evans (2003), o BDD visa promover um entendimento comum do negócio entre os <text:span text:style-name="Fonte_20_parág._20_padrão"><text:span text:style-name="T5">stakeholders</text:span></text:span> de negócio e a equipe de desenvolvimento, pois descreve o comportamento do sistema.</text:p>
      <text:p text:style-name="P5">De acordo com Smart (2014), o BDD promove a escrita de especificações executáveis que orientam a implementação em todos os níveis de projeto. As metas do negócio definidas por analistas e <text:span text:style-name="Fonte_20_parág._20_padrão"><text:span text:style-name="T5">stakeholders</text:span></text:span> do negócio são chamadas especificações de alto nível. Ou seja, o BDD pode ser usado como documentação de negócio do sistema.</text:p>
      <text:p text:style-name="P5">A notação Dado que-Quando-Então é denominada de <text:span text:style-name="Fonte_20_parág._20_padrão"><text:span text:style-name="T5">Gherkin</text:span></text:span>. Com ferramentas apropriadas, cenários escritos desta forma podem ser automatizados e executados automaticamente.</text:p>
      <text:p text:style-name="P5">Cada cenário <text:span text:style-name="T5">Gherkin</text:span> é composto por um conjunto de cláusulas pré-definidas, Dado que 'contexto'...Quando 'evento'...Então 'resultado'.</text:p>
      <text:list xml:id="list4720062408914806361" text:style-name="L2">
        <text:list-item>
          <text:p text:style-name="P11"><text:span text:style-name="Fonte_20_parág._20_padrão"><text:span text:style-name="T3">Dado</text:span></text:span> que descreve as pré-condições para o cenário e prepara o ambiente de teste. Serve para colocar o sistema no estado conhecido antes que o usuário (ou sistema externo) comece <text:soft-page-break/>a interagir com o sistema.</text:p>
        </text:list-item>
        <text:list-item>
          <text:p text:style-name="P11"><text:span text:style-name="Fonte_20_parág._20_padrão"><text:span text:style-name="T3">Quando</text:span></text:span> descreve a ação-chave que o usuário executa, ou estado de transição.</text:p>
        </text:list-item>
        <text:list-item>
          <text:p text:style-name="P11"><text:span text:style-name="Fonte_20_parág._20_padrão"><text:span text:style-name="T3">Então</text:span></text:span> é usado para descrever os resultados esperados. As observações devem estar relacionadas com o valor de negócios/benefício na descrição da funcionalidade.</text:p>
        </text:list-item>
        <text:list-item>
          <text:p text:style-name="P11"><text:span text:style-name="Fonte_20_parág._20_padrão"><text:span text:style-name="T3">E e Mas</text:span></text:span> são cláusulas adicionais usados para unir as cláusulas anteriores e proporcionar uma forma mais legível para especificar a funcionalidade</text:p>
        </text:list-item>
      </text:list>
      <text:p text:style-name="SBC_3a_paragraph"/>
      <text:p text:style-name="P8">A seguir tem-se um exemplo de BDD:</text:p>
      <text:p text:style-name="P5"><text:span text:style-name="Fonte_20_parág._20_padrão"><text:span text:style-name="T3">Funcionalidade:</text:span></text:span> Entrar na aplicação</text:p>
      <text:p text:style-name="P5"><text:tab/>Como usuário do sistema</text:p>
      <text:p text:style-name="P5"><text:tab/>Eu quero me logar para poder acessar o aplicativo.</text:p>
      <text:p text:style-name="P6"/>
      <text:p text:style-name="SBC_3a_paragraph"><text:span text:style-name="Fonte_20_parág._20_padrão"><text:span text:style-name="T3">Cenário</text:span></text:span>: Acessar a aplicação com dados válidos</text:p>
      <text:p text:style-name="P5"><text:span text:style-name="Fonte_20_parág._20_padrão"><text:span text:style-name="T3"><text:tab/>Dado</text:span></text:span> que o usuário esteja na tela de login</text:p>
      <text:p text:style-name="P5"><text:span text:style-name="Fonte_20_parág._20_padrão"><text:span text:style-name="T3"><text:tab/>E</text:span></text:span> informa um usuário e senha válidos</text:p>
      <text:p text:style-name="P5"><text:span text:style-name="Fonte_20_parág._20_padrão"><text:span text:style-name="T3"><text:tab/>Quando</text:span></text:span> clicar no botão 'Entrar'</text:p>
      <text:p text:style-name="P5"><text:span text:style-name="Fonte_20_parág._20_padrão"><text:span text:style-name="T3"><text:tab/>Então</text:span></text:span> mostra a tela principal exibindo o nome do usuário logado "João da Silva"</text:p>
      <text:p text:style-name="SBC_3a_paragraph"/>
      <text:p text:style-name="P5">De acordo com Adzic (2014), os exemplos em Gherkin de uma funcionalidade são agrupados em um arquivo de texto chamado <text:span text:style-name="Fonte_20_parág._20_padrão"><text:span text:style-name="T5">feature</text:span></text:span> <text:span text:style-name="Fonte_20_parág._20_padrão"><text:span text:style-name="T5">file</text:span></text:span> (arquivo de funcionalidade). O <text:span text:style-name="Fonte_20_parág._20_padrão"><text:span text:style-name="T5">feature file</text:span></text:span> tem uma descrição da funcionalidade, seguido por um número de cenários, ou exemplos formalizados de como a funcionalidade funciona, como no aexemplo acima.</text:p>
      <text:p text:style-name="SBC_3a_paragraph"/>
      <text:h text:style-name="SBC_3a_title_3a_1" text:outline-level="1">Referências</text:h>
      <text:p text:style-name="SBC_3a_reference"><text:span text:style-name="Fonte_20_parág._20_padrão"><text:span text:style-name="T8">NBR ISO 8402 (1994). Gestão da Qualidade e garantia da qualidade. Acessado em https://docslide.com.br/documents/nbr-iso-8402-1994-gestao-da-qualidade-e-garantia-da-qualidade-terminologia.html.</text:span></text:span></text:p>
      <text:p text:style-name="SBC_3a_reference"><text:span text:style-name="Fonte_20_parág._20_padrão"><text:span text:style-name="T9">Starov, O., Vilkomir, S., Gorbenko A.</text:span></text:span><text:span text:style-name="Fonte_20_parág._20_padrão"><text:span text:style-name="T9"> e Kharchenko, V. (2015) “Testing-as-a-Service for Mobile Application: State-of-the-art Survey” in Dependability Problems of Complex Information Systems, p. 55-71.</text:span></text:span></text:p>
      <text:p text:style-name="SBC_3a_reference"><text:span text:style-name="Fonte_20_parág._20_padrão"><text:span text:style-name="T9">HETZEL, Willian. Guia completo ao teste de software. Rio de Janeiro: Campus, 1987.</text:span></text:span></text:p>
      <text:p text:style-name="SBC_3a_reference"><text:span text:style-name="Fonte_20_parág._20_padrão"><text:span text:style-name="T9">Dantas, V</text:span></text:span><text:span text:style-name="Fonte_20_parág._20_padrão"><text:span text:style-name="T9">. L. L. (2009), Requisitos para Testes de Aplicações Móveis, Universidade Federal do Ceará. Dissertação de Mestrado em Ciência da Computação, 132 p.</text:span></text:span></text:p>
      <text:p text:style-name="SBC_3a_reference"><text:span text:style-name="Fonte_20_parág._20_padrão"><text:span text:style-name="T9">Pressman, Roger S. (2011), Engenharia de software: Uma abordagem profissional, AMGH, 7ª edição.</text:span></text:span></text:p>
      <text:p text:style-name="P9">Bartié, Alexandre (2002), Garantia da qualidade de software: adquirindo maturidade organizacional, Campus</text:p>
      <text:p text:style-name="P9">Molinari, Leonardo (2003), Testes de Software: Produzindo Sistemas Melhores e Mais Confiáveis, Érica.</text:p>
      <text:p text:style-name="SBC_3a_reference"><text:span text:style-name="Fonte_20_parág._20_padrão"><text:span text:style-name="T10">Sommerville, Ian (2011), Engenharia de software, Pearson</text:span></text:span><text:span text:style-name="Fonte_20_parág._20_padrão"><text:span text:style-name="T10"> Prentice Hall, 9a edição.</text:span></text:span></text:p>
      <text:p text:style-name="SBC_3a_reference"><text:span text:style-name="Fonte_20_parág._20_padrão"><text:span text:style-name="T10">IEEE. IEEE Computer Dictionary - Compilation of IEEE Standard Computer Glossaries, 610-1990, 1990.</text:span></text:span></text:p>
      <text:p text:style-name="SBC_3a_paragraph">Matts, C.; Adzic, G. "Feature injection: three steps to success". Capturado em: http://www.infoq.com/articles/feature-injection-success, 2014.</text:p>
      <text:p text:style-name="SBC_3a_paragraph">McDonald, K. "Beyond Requirements: Analysis with an Agile Mindset". Boston, USA: Pearson Education, 2015</text:p>
      <text:p text:style-name="SBC_3a_paragraph">Smart, J. "BDD in Action: Behavior-Driven Development for the Whole Software Lifecycle". New York, USA: Manning Publications, 2014.</text:p>
      <text:p text:style-name="SBC_3a_paragraph">North, D. "Introducing bdd". Capturado em: http://dannorth.net/introducing-bdd/, 2006.</text:p>
      <text:p text:style-name="SBC_3a_paragraph">Adzic, G. "Specification by Example: How Successful Teams Deliver the Right Software". <text:soft-page-break/>Connecticut, USA: Manning Publications, 2011.</text:p>
      <text:p text:style-name="SBC_3a_paragraph">Smart, J. "BDD in Action: Behavior-Driven Development for the Whole Software Lifecycle". New York, USA: Manning Publications, 2014.</text:p>
      <text:p text:style-name="SBC_3a_paragraph">Gohil, K.; Alapati, N.; Joglekar, S. "Towards behavior driven operations (bdops)". In: International Conference on Advances in Recent Technologies in Communication and Computing, 2011, pp. 262 -264.</text:p>
      <text:p text:style-name="SBC_3a_paragraph"><text:span text:style-name="Fonte_20_parág._20_padrão"><text:span text:style-name="T14">Evans, E. "Domain-Driven Design: Tacking Complexity In the Heart of Software". Boston, MA, USA: Addison-Wesley, 2003.</text:span></text:span></text:p>
      <text:p text:style-name="SBC_3a_paragraph">Knott, D. (2015), Hands-On Mobile App Testing: A Guide For Mobile Testers and Anyone Involved in the Mobile App Business, Addison-Wesley Professional.</text:p>
      <text:p text:style-name="SBC_3a_paragraph">uTest (2015), “The Essencial Guide to Mobile App Testing” in Applause. Disponível em <text:span text:style-name="Fonte_20_parág._20_padrão"><text:span text:style-name="T15">http://go.applause.com/rs/539-CKP-074/images/The-Essential-Guide-to-Mobile- App-Testing.pdf</text:span></text:span>. Maio.</text:p>
      <text:p text:style-name="SBC_3a_paragraph">DELAMARO, M. E.; MALDONADO, J. C.; JINO, M. Introdução ao teste de software. [S.l.]: Elsevier, 200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family-generic="system" style:font-charset="x-symbol"/>
    <style:font-face style:name="TimesNewRoman" svg:font-family="TimesNewRoman, Bold" style:font-family-generic="roman"/>
    <style:font-face style:name="Calibri" svg:font-family="Calibri, Helvetica, sans-serif" style:font-family-generic="system"/>
    <style:font-face style:name="Lucidasans" svg:font-family="Lucidasans" style:font-family-generic="system"/>
    <style:font-face style:name="Times1" svg:font-family="Times, BoldItalic" style:font-family-generic="system"/>
    <style:font-face style:name="Courier" svg:font-family="Courier" style:font-family-generic="modern" style:font-pitch="fixed"/>
    <style:font-face style:name="Courier New" svg:font-family="'Courier New'" style:font-family-generic="modern" style:font-pitch="fixed"/>
    <style:font-face style:name="Bitstream Vera Serif" svg:font-family="'Bitstream Vera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t" fo:country="BR" fo:font-style="normal" style:text-underline-style="none" fo:font-weight="normal" style:letter-kerning="true" style:font-size-asian="12pt" style:language-asian="pt" style:country-asian="B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Bitstream Vera Serif" fo:font-size="12pt" fo:letter-spacing="normal" fo:language="pt" fo:country="BR" fo:font-style="normal" style:text-underline-style="none" fo:font-weight="normal" style:letter-kerning="true" fo:background-color="transparent" style:font-name-asian="Bitstream Vera Sans" style:font-size-asian="12pt" style:language-asian="pt" style:country-asian="BR" style:font-style-asian="normal" style:font-weight-asian="normal" style:font-name-complex="Lucidasans"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imes" style:font-name-asian="Times New Roman" style:font-name-complex="Times New Roman" style:font-size-complex="10pt" fo:hyphenate="false" fo:hyphenation-remain-char-count="0" fo:hyphenation-push-char-count="0"/>
    </style:style>
    <style:style style:name="SBC_3a_title_3a_1" style:display-name="SBC:title:1" style:family="paragraph" style:parent-style-name="Standard" style:next-style-name="SBC_3a_paragraph_3a_first" style:default-outline-level="1">
      <style:paragraph-properties fo:margin-top="0.1654in" fo:margin-bottom="0in" fo:hyphenation-ladder-count="no-limit" fo:keep-with-next="always"/>
      <style:text-properties fo:font-size="13pt" fo:font-weight="bold" style:font-size-asian="13pt" style:font-weight-asian="bold" fo:hyphenate="false" fo:hyphenation-remain-char-count="0" fo:hyphenation-push-char-count="0"/>
    </style:style>
    <style:style style:name="SBC_3a_title_3a_2" style:display-name="SBC:title:2" style:family="paragraph" style:parent-style-name="Standard" style:next-style-name="SBC_3a_paragraph_3a_first" style:default-outline-level="2">
      <style:paragraph-properties fo:margin-top="0.1654in" fo:margin-bottom="0in" fo:hyphenation-ladder-count="no-limit" fo:keep-with-next="always"/>
      <style:text-properties fo:font-weight="bold" style:font-weight-asian="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itle" style:family="paragraph" style:parent-style-name="Standard" style:next-style-name="SBC_3a_author_28_s_29_" style:class="text">
      <style:paragraph-properties fo:margin-top="0in" fo:margin-bottom="0.1575in" fo:text-align="center" style:justify-single-word="false" fo:hyphenation-ladder-count="no-limit" fo:keep-with-next="always"/>
      <style:text-properties fo:font-variant="small-caps" style:font-name="Arial" fo:font-size="18pt" fo:font-weight="bold" style:font-name-asian="Arial Unicode MS" style:font-size-asian="18pt" style:font-weight-asian="bold"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Heading_20_1" style:display-name="Heading 1" style:family="paragraph" style:parent-style-name="Standard" style:next-style-name="SBC_3a_paragraph" style:default-outline-level="1" style:list-style-name="" style:class="text">
      <style:paragraph-properties fo:margin-top="0.25in" fo:margin-bottom="0in" fo:orphans="2" fo:widows="2" fo:hyphenation-ladder-count="no-limit" fo:keep-with-next="always"/>
      <style:text-properties fo:font-variant="small-caps" fo:font-size="14pt" fo:font-weight="bold" style:font-size-asian="14pt" style:font-weight-asian="bold" fo:hyphenate="false" fo:hyphenation-remain-char-count="0" fo:hyphenation-push-char-count="0"/>
    </style:style>
    <style:style style:name="Heading_20_2" style:display-name="Heading 2" style:family="paragraph" style:parent-style-name="Heading_20_1" style:next-style-name="SBC_3a_paragraph" style:default-outline-level="2" style:list-style-name="" style:class="text">
      <style:paragraph-properties fo:margin-top="0.1665in" fo:margin-bottom="0in" fo:hyphenation-ladder-count="no-limit"/>
      <style:text-properties fo:font-variant="normal" fo:text-transform="none" fo:font-size="13pt" style:font-size-asian="13pt" fo:hyphenate="false" fo:hyphenation-remain-char-count="0" fo:hyphenation-push-char-count="0"/>
    </style:style>
    <style:style style:name="Heading_20_3" style:display-name="Heading 3" style:family="paragraph" style:parent-style-name="Standard" style:next-style-name="SBC_3a_paragraph" style:default-outline-level="3" style:class="text">
      <style:paragraph-properties fo:margin-top="0.1665in" fo:margin-bottom="0in" fo:hyphenation-ladder-count="no-limit" fo:keep-with-next="always"/>
      <style:text-properties fo:font-weight="bold" style:font-weight-asian="bold" fo:hyphenate="false" fo:hyphenation-remain-char-count="0" fo:hyphenation-push-char-count="0"/>
    </style:style>
    <style:style style:name="Heading_20_4" style:display-name="Heading 4" style:family="paragraph" style:parent-style-name="Standard" style:next-style-name="SBC_3a_paragraph" style:default-outline-level="4" style:class="text">
      <style:paragraph-properties fo:text-align="justify" style:justify-single-word="false" fo:hyphenation-ladder-count="no-limit" fo:keep-with-next="always"/>
      <style:text-properties fo:font-style="italic" style:font-style-asian="italic" fo:hyphenate="false" fo:hyphenation-remain-char-count="0" fo:hyphenation-push-char-count="0"/>
    </style:style>
    <style:style style:name="Heading_20_5" style:display-name="Heading 5" style:family="paragraph" style:parent-style-name="Standard" style:next-style-name="SBC_3a_paragraph" style:default-outline-level="5" style:class="text">
      <style:paragraph-properties fo:hyphenation-ladder-count="no-limit" fo:keep-with-next="always"/>
      <style:text-properties fo:color="#000000" style:font-name="TimesNewRoman" fo:font-weight="bold" style:font-weight-asian="bold" fo:hyphenate="false" fo:hyphenation-remain-char-count="0" fo:hyphenation-push-char-count="0"/>
    </style:style>
    <style:style style:name="Heading_20_6" style:display-name="Heading 6" style:family="paragraph" style:parent-style-name="Standard" style:next-style-name="SBC_3a_paragraph" style:default-outline-level="6" style:class="text">
      <style:paragraph-properties fo:text-align="center" style:justify-single-word="false" fo:hyphenation-ladder-count="no-limit" fo:keep-with-next="always"/>
      <style:text-properties fo:color="#000000" fo:font-style="italic" fo:font-weight="bold" style:font-style-asian="italic" style:font-weight-asian="bold" fo:hyphenate="false" fo:hyphenation-remain-char-count="0" fo:hyphenation-push-char-count="0"/>
    </style:style>
    <style:style style:name="Heading_20_7" style:display-name="Heading 7" style:family="paragraph" style:parent-style-name="Standard" style:next-style-name="SBC_3a_paragraph" style:default-outline-level="7" style:class="text">
      <style:paragraph-properties fo:text-align="justify" style:justify-single-word="false" fo:hyphenation-ladder-count="no-limit" fo:keep-with-next="always"/>
      <style:text-properties fo:font-weight="bold" style:font-weight-asian="bold" fo:hyphenate="false" fo:hyphenation-remain-char-count="0" fo:hyphenation-push-char-count="0"/>
    </style:style>
    <style:style style:name="Heading_20_8" style:display-name="Heading 8" style:family="paragraph" style:parent-style-name="Standard" style:next-style-name="SBC_3a_paragraph" style:default-outline-level="8" style:class="text">
      <style:paragraph-properties fo:hyphenation-ladder-count="no-limit" fo:keep-with-next="always"/>
      <style:text-properties fo:font-weight="bold" style:font-weight-asian="bold" fo:hyphenate="false" fo:hyphenation-remain-char-count="0" fo:hyphenation-push-char-count="0"/>
    </style:style>
    <style:style style:name="Heading_20_9" style:display-name="Heading 9" style:family="paragraph" style:parent-style-name="Standard" style:next-style-name="SBC_3a_paragraph" style:default-outline-level="9" style:class="text">
      <style:paragraph-properties fo:text-align="center" style:justify-single-word="false" fo:hyphenation-ladder-count="no-limit" fo:keep-with-next="always"/>
      <style:text-properties fo:font-weight="bold" style:font-weight-asian="bold" fo:hyphenate="false" fo:hyphenation-remain-char-count="0" fo:hyphenation-push-char-count="0"/>
    </style:style>
    <style:style style:name="Subtitle" style:family="paragraph" style:parent-style-name="Title" style:next-style-name="Text_20_body" style:class="chapter">
      <style:paragraph-properties fo:hyphenation-ladder-count="no-limit"/>
      <style:text-properties fo:font-size="14pt" fo:font-style="italic" style:font-size-asian="14pt" style:font-style-asian="italic" style:font-style-complex="italic" fo:hyphenate="false" fo:hyphenation-remain-char-count="0" fo:hyphenation-push-char-count="0"/>
    </style:style>
    <style:style style:name="List_20_Indent" style:display-name="List Indent" style:family="paragraph" style:parent-style-name="Text_20_body" style:class="text">
      <style:paragraph-properties fo:margin-left="1.9689in" fo:margin-right="0in" fo:hyphenation-ladder-count="no-limit" fo:text-indent="-1.7717in" style:auto-text-indent="false">
        <style:tab-stops>
          <style:tab-stop style:position="0in"/>
        </style:tab-stops>
      </style:paragraph-properties>
      <style:text-properties fo:hyphenate="false" fo:hyphenation-remain-char-count="0" fo:hyphenation-push-char-count="0"/>
    </style:style>
    <style:style style:name="Heading_20_10" style:display-name="Heading 10" style:family="paragraph" style:parent-style-name="Title" style:next-style-name="Text_20_body" style:class="text">
      <style:paragraph-properties fo:hyphenation-ladder-count="no-limit"/>
      <style:text-properties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Lucidasans" fo:hyphenate="false" fo:hyphenation-remain-char-count="0" fo:hyphenation-push-char-count="0"/>
    </style:style>
    <style:style style:name="Header" style:family="paragraph" style:parent-style-name="Standard" style:class="extra">
      <style:paragraph-properties fo:hyphenation-ladder-count="no-limit">
        <style:tab-stops>
          <style:tab-stop style:position="3.0689in" style:type="center"/>
          <style:tab-stop style:position="6.1374in"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3.0689in" style:type="center"/>
          <style:tab-stop style:position="6.1374in" style:type="right"/>
        </style:tab-stops>
      </style:paragraph-properties>
      <style:text-properties fo:hyphenate="false" fo:hyphenation-remain-char-count="0" fo:hyphenation-push-char-count="0"/>
    </style:style>
    <style:style style:name="Table_20_Contents" style:display-name="Table Contents" style:family="paragraph" style:parent-style-name="Text_20_body"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ize="10pt" fo:font-style="italic" style:font-size-asian="10pt" style:font-style-asian="italic" style:font-name-complex="Lucidasans" style:font-style-complex="italic" fo:hyphenate="false" fo:hyphenation-remain-char-count="0" fo:hyphenation-push-char-count="0"/>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Lucidasans" fo:hyphenate="false" fo:hyphenation-remain-char-count="0" fo:hyphenation-push-char-count="0"/>
    </style:style>
    <style:style style:name="SBC_3a_author_28_s_29_" style:display-name="SBC:author(s)" style:family="paragraph" style:parent-style-name="Standard" style:next-style-name="SBC_3a_institution">
      <style:paragraph-properties fo:margin-top="0.1654in" fo:margin-bottom="0in" fo:text-align="center" style:justify-single-word="false" fo:hyphenation-ladder-count="no-limit"/>
      <style:text-properties fo:color="#000000" fo:font-weight="bold" style:font-weight-asian="bold" fo:hyphenate="false" fo:hyphenation-remain-char-count="0" fo:hyphenation-push-char-count="0"/>
    </style:style>
    <style:style style:name="SBC_3a_address" style:display-name="SBC:address" style:family="paragraph" style:parent-style-name="Standard" style:next-style-name="SBC_3a_institution">
      <style:paragraph-properties fo:text-align="center" style:justify-single-word="false" fo:hyphenation-ladder-count="no-limit"/>
      <style:text-properties fo:hyphenate="false" fo:hyphenation-remain-char-count="0" fo:hyphenation-push-char-count="0"/>
    </style:style>
    <style:style style:name="SBC_3a_reference" style:display-name="SBC:reference" style:family="paragraph" style:parent-style-name="Standard">
      <style:paragraph-properties fo:margin-left="0.1965in" fo:margin-right="0in" fo:margin-top="0.0827in" fo:margin-bottom="0in" fo:text-align="justify" style:justify-single-word="false" fo:hyphenation-ladder-count="no-limit" fo:text-indent="-0.1965in" style:auto-text-indent="false">
        <style:tab-stops/>
      </style:paragraph-properties>
      <style:text-properties fo:color="#000000" fo:hyphenate="false" fo:hyphenation-remain-char-count="0" fo:hyphenation-push-char-count="0"/>
    </style:style>
    <style:style style:name="SBC_3a_paragraph" style:display-name="SBC:paragraph" style:family="paragraph" style:parent-style-name="Standard">
      <style:paragraph-properties fo:margin-left="0in" fo:margin-right="0in" fo:margin-top="0.0827in" fo:margin-bottom="0in" fo:text-align="justify" style:justify-single-word="false" fo:hyphenation-ladder-count="no-limit" fo:text-indent="0.4925in" style:auto-text-indent="false"/>
      <style:text-properties fo:color="#000000" fo:hyphenate="false" fo:hyphenation-remain-char-count="0" fo:hyphenation-push-char-count="0"/>
    </style:style>
    <style:style style:name="SBC_3a_institution" style:display-name="SBC:institution" style:family="paragraph" style:parent-style-name="Standard" style:next-style-name="SBC_3a_address">
      <style:paragraph-properties fo:margin-top="0.1654in" fo:margin-bottom="0in" fo:text-align="center" style:justify-single-word="false" fo:hyphenation-ladder-count="no-limit"/>
      <style:text-properties fo:hyphenate="false" fo:hyphenation-remain-char-count="0" fo:hyphenation-push-char-count="0"/>
    </style:style>
    <style:style style:name="SBC_3a_resumo" style:display-name="SBC:resumo" style:family="paragraph" style:parent-style-name="Standard" style:next-style-name="SBC_3a_title_3a_1">
      <style:paragraph-properties fo:margin-left="0.3154in" fo:margin-right="0.3154in" fo:margin-top="0.0827in" fo:margin-bottom="0.0827in" fo:text-align="justify" style:justify-single-word="false" fo:hyphenation-ladder-count="no-limit" fo:text-indent="0in" style:auto-text-indent="false">
        <style:tab-stops/>
      </style:paragraph-properties>
      <style:text-properties fo:font-style="italic" style:font-style-asian="italic" fo:hyphenate="false" fo:hyphenation-remain-char-count="0" fo:hyphenation-push-char-count="0"/>
    </style:style>
    <style:style style:name="SBC_3a_abstract" style:display-name="SBC:abstract" style:family="paragraph" style:parent-style-name="Standard" style:next-style-name="SBC_3a_resumo">
      <style:paragraph-properties fo:margin-left="0.3154in" fo:margin-right="0.3154in" fo:margin-top="0.0827in" fo:margin-bottom="0.0827in" fo:text-align="justify" style:justify-single-word="false" fo:hyphenation-ladder-count="no-limit" fo:text-indent="0in" style:auto-text-indent="false">
        <style:tab-stops/>
      </style:paragraph-properties>
      <style:text-properties fo:language="en" fo:country="US" fo:font-style="italic" style:font-style-asian="italic" fo:hyphenate="false" fo:hyphenation-remain-char-count="0" fo:hyphenation-push-char-count="0"/>
    </style:style>
    <style:style style:name="SBC_3a_list" style:display-name="SBC:list" style:family="paragraph" style:parent-style-name="Standard" style:list-style-name="SBC_3a_number_3a_list">
      <style:paragraph-properties fo:text-align="justify" style:justify-single-word="false" fo:hyphenation-ladder-count="no-limit">
        <style:tab-stops>
          <style:tab-stop style:position="-0.0972in"/>
        </style:tab-stops>
      </style:paragraph-properties>
      <style:text-properties fo:hyphenate="false" fo:hyphenation-remain-char-count="0" fo:hyphenation-push-char-count="0"/>
    </style:style>
    <style:style style:name="SBC_3a_figure" style:display-name="SBC:figure" style:family="paragraph" style:parent-style-name="Standard" style:next-style-name="SBC_3a_caption">
      <style:paragraph-properties fo:margin-top="0.0827in" fo:margin-bottom="0in" fo:text-align="center" style:justify-single-word="false" fo:orphans="2" fo:widows="2" fo:hyphenation-ladder-count="no-limit" fo:keep-with-next="always"/>
      <style:text-properties fo:hyphenate="false" fo:hyphenation-remain-char-count="0" fo:hyphenation-push-char-count="0"/>
    </style:style>
    <style:style style:name="SBC_3a_caption" style:display-name="SBC:caption" style:family="paragraph" style:parent-style-name="Standard" style:next-style-name="SBC_3a_paragraph">
      <style:paragraph-properties fo:margin-left="0.3154in" fo:margin-right="0.3154in" fo:margin-top="0.0827in" fo:margin-bottom="0.0827in" fo:text-align="center" style:justify-single-word="false" fo:orphans="2" fo:widows="2" fo:hyphenation-ladder-count="no-limit" fo:text-indent="0in" style:auto-text-indent="false">
        <style:tab-stops/>
      </style:paragraph-properties>
      <style:text-properties style:font-name="Helvetica" fo:font-weight="bold" style:font-weight-asian="bold" fo:hyphenate="false" fo:hyphenation-remain-char-count="0" fo:hyphenation-push-char-count="0"/>
    </style:style>
    <style:style style:name="SBC_3a_references" style:display-name="SBC:references" style:family="paragraph" style:parent-style-name="Standard" style:next-style-name="SBC_3a_reference">
      <style:paragraph-properties fo:margin-top="0.1654in" fo:margin-bottom="0in" fo:hyphenation-ladder-count="no-limit" fo:keep-with-next="always"/>
      <style:text-properties fo:font-size="13pt" fo:font-weight="bold" style:font-size-asian="13pt" style:font-weight-asian="bold" fo:hyphenate="false" fo:hyphenation-remain-char-count="0" fo:hyphenation-push-char-count="0"/>
    </style:style>
    <style:style style:name="SBC_3a_title" style:display-name="SBC:title" style:family="paragraph" style:parent-style-name="Standard" style:next-style-name="SBC_3a_author_28_s_29_">
      <style:paragraph-properties fo:margin-top="0.1654in" fo:margin-bottom="0in" fo:text-align="center" style:justify-single-word="false" fo:hyphenation-ladder-count="no-limit"/>
      <style:text-properties fo:font-size="16pt" fo:font-weight="bold" style:font-size-asian="16pt" style:font-weight-asian="bold" fo:hyphenate="false" fo:hyphenation-remain-char-count="0" fo:hyphenation-push-char-count="0"/>
    </style:style>
    <style:style style:name="SBC_3a_title_3a_3" style:display-name="SBC:title:3" style:family="paragraph" style:parent-style-name="Standard" style:next-style-name="SBC_3a_paragraph_3a_first">
      <style:paragraph-properties fo:margin-top="0.0783in" fo:margin-bottom="0in" fo:hyphenation-ladder-count="no-limit" fo:keep-with-next="always"/>
      <style:text-properties fo:hyphenate="false" fo:hyphenation-remain-char-count="0" fo:hyphenation-push-char-count="0"/>
    </style:style>
    <style:style style:name="SBC_3a_list_3a_numbered" style:display-name="SBC:list:numbered" style:family="paragraph" style:parent-style-name="Standard" style:list-style-name="SBC_3a_number_3a_list_3a_numbered">
      <style:paragraph-properties fo:text-align="justify" style:justify-single-word="false" fo:hyphenation-ladder-count="no-limit">
        <style:tab-stops>
          <style:tab-stop style:position="-2.3626in"/>
        </style:tab-stops>
      </style:paragraph-properties>
      <style:text-properties fo:hyphenate="false" fo:hyphenation-remain-char-count="0" fo:hyphenation-push-char-count="0"/>
    </style:style>
    <style:style style:name="SBC_3a_footnote" style:display-name="SBC:footnote" style:family="paragraph" style:parent-style-name="Standard">
      <style:paragraph-properties fo:margin-left="0.1965in" fo:margin-right="0in" fo:margin-top="0.0429in" fo:margin-bottom="0in" fo:hyphenation-ladder-count="no-limit" fo:text-indent="-0.1965in" style:auto-text-indent="false">
        <style:tab-stops/>
      </style:paragraph-properties>
      <style:text-properties fo:font-size="10pt" style:font-size-asian="10pt" fo:hyphenate="false" fo:hyphenation-remain-char-count="0" fo:hyphenation-push-char-count="0"/>
    </style:style>
    <style:style style:name="SBC_3a_email" style:display-name="SBC:email" style:family="paragraph" style:parent-style-name="Standard" style:next-style-name="SBC_3a_abstract">
      <style:paragraph-properties fo:margin-top="0.0827in" fo:margin-bottom="0.0827in" fo:text-align="center" style:justify-single-word="false" fo:hyphenation-ladder-count="no-limit"/>
      <style:text-properties style:font-name="Courier" fo:font-size="10pt" style:font-size-asian="10pt" fo:hyphenate="false" fo:hyphenation-remain-char-count="0" fo:hyphenation-push-char-count="0"/>
    </style:style>
    <style:style style:name="SBC_3a_paragraph_3a_first" style:display-name="SBC:paragraph:first" style:family="paragraph" style:parent-style-name="SBC_3a_paragraph" style:next-style-name="SBC_3a_paragraph">
      <style:paragraph-properties fo:margin-left="0in" fo:margin-right="0in" fo:hyphenation-ladder-count="no-limit" fo:text-indent="0in" style:auto-text-indent="false"/>
      <style:text-properties fo:hyphenate="false" fo:hyphenation-remain-char-count="0" fo:hyphenation-push-char-count="0"/>
    </style:style>
    <style:style style:name="SBC_3a_caption_3a_2lines" style:display-name="SBC:caption:2lines" style:family="paragraph" style:parent-style-name="SBC_3a_caption" style:next-style-name="SBC_3a_paragraph">
      <style:paragraph-properties fo:text-align="justify" style:justify-single-word="false" fo:hyphenation-ladder-count="no-limit"/>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fo:hyphenate="false" fo:hyphenation-remain-char-count="0" fo:hyphenation-push-char-count="0"/>
    </style:style>
    <style:style style:name="Texto_20_de_20_balão" style:display-name="Texto de balão"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Fonte_20_parág._20_padrão" style:display-name="Fonte parág. padrão" style:family="text"/>
    <style:style style:name="Footnote_20_Symbol" style:display-name="Footnote Symbol" style:family="text"/>
    <style:style style:name="Número_20_de_20_página" style:display-name="Número de página" style:family="text"/>
    <style:style style:name="Numbering_20_Symbols" style:display-name="Numbering Symbols" style:family="text"/>
    <style:style style:name="Bullet_20_Symbols" style:display-name="Bullet Symbols" style:family="text">
      <style:text-properties style:font-name="StarSymbol" fo:font-size="11pt" fo:background-color="transparent" style:font-name-asian="StarSymbol" style:font-size-asian="11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anchor" style:display-name="Footnote anchor" style:family="text">
      <style:text-properties style:text-position="super 67%"/>
    </style:style>
    <style:style style:name="Endnote_20_Symbol" style:display-name="Endnote Symbol" style:family="text"/>
    <style:style style:name="Texto_20_de_20_balão_20_Char" style:display-name="Texto de balão Char" style:family="text" style:parent-style-name="Fonte_20_parág._20_padrão">
      <style:text-properties style:font-name="Tahoma" fo:font-size="8pt" style:font-size-asian="8pt" style:font-name-complex="Tahoma" style:font-size-complex="8pt"/>
    </style:style>
    <style:style style:name="WW_5f_CharLFO3LVL1" style:display-name="WW_CharLFO3LVL1" style:family="text">
      <style:text-properties style:font-name="StarSymbol"/>
    </style:style>
    <style:style style:name="WW_5f_CharLFO3LVL2" style:display-name="WW_CharLFO3LVL2" style:family="text">
      <style:text-properties style:font-name="StarSymbol"/>
    </style:style>
    <style:style style:name="WW_5f_CharLFO3LVL3" style:display-name="WW_CharLFO3LVL3" style:family="text">
      <style:text-properties style:font-name="StarSymbol"/>
    </style:style>
    <style:style style:name="WW_5f_CharLFO3LVL4" style:display-name="WW_CharLFO3LVL4" style:family="text">
      <style:text-properties style:font-name="StarSymbol"/>
    </style:style>
    <style:style style:name="WW_5f_CharLFO3LVL5" style:display-name="WW_CharLFO3LVL5" style:family="text">
      <style:text-properties style:font-name="StarSymbol"/>
    </style:style>
    <style:style style:name="WW_5f_CharLFO3LVL6" style:display-name="WW_CharLFO3LVL6" style:family="text">
      <style:text-properties style:font-name="StarSymbol"/>
    </style:style>
    <style:style style:name="WW_5f_CharLFO3LVL7" style:display-name="WW_CharLFO3LVL7" style:family="text">
      <style:text-properties style:font-name="StarSymbol"/>
    </style:style>
    <style:style style:name="WW_5f_CharLFO3LVL8" style:display-name="WW_CharLFO3LVL8" style:family="text">
      <style:text-properties style:font-name="StarSymbol"/>
    </style:style>
    <style:style style:name="WW_5f_CharLFO3LVL9" style:display-name="WW_CharLFO3LVL9" style:family="text">
      <style:text-properties style:font-name="StarSymbol"/>
    </style:style>
    <style:style style:name="WW_5f_CharLFO5LVL1" style:display-name="WW_CharLFO5LVL1" style:family="text">
      <style:text-properties style:font-name="StarSymbol" fo:font-size="11pt" fo:background-color="transparent" style:font-name-asian="StarSymbol" style:font-size-asian="11pt" style:font-name-complex="StarSymbol" style:font-size-complex="9pt"/>
    </style:style>
    <style:style style:name="WW_5f_CharLFO5LVL2" style:display-name="WW_CharLFO5LVL2" style:family="text">
      <style:text-properties style:font-name="StarSymbol" fo:font-size="11pt" fo:background-color="transparent" style:font-name-asian="StarSymbol" style:font-size-asian="11pt" style:font-name-complex="StarSymbol" style:font-size-complex="9pt"/>
    </style:style>
    <style:style style:name="WW_5f_CharLFO5LVL3" style:display-name="WW_CharLFO5LVL3" style:family="text">
      <style:text-properties style:font-name="StarSymbol" fo:font-size="11pt" fo:background-color="transparent" style:font-name-asian="StarSymbol" style:font-size-asian="11pt" style:font-name-complex="StarSymbol" style:font-size-complex="9pt"/>
    </style:style>
    <style:style style:name="WW_5f_CharLFO5LVL4" style:display-name="WW_CharLFO5LVL4" style:family="text">
      <style:text-properties style:font-name="StarSymbol" fo:font-size="11pt" fo:background-color="transparent" style:font-name-asian="StarSymbol" style:font-size-asian="11pt" style:font-name-complex="StarSymbol" style:font-size-complex="9pt"/>
    </style:style>
    <style:style style:name="WW_5f_CharLFO5LVL5" style:display-name="WW_CharLFO5LVL5" style:family="text">
      <style:text-properties style:font-name="StarSymbol" fo:font-size="11pt" fo:background-color="transparent" style:font-name-asian="StarSymbol" style:font-size-asian="11pt" style:font-name-complex="StarSymbol" style:font-size-complex="9pt"/>
    </style:style>
    <style:style style:name="WW_5f_CharLFO5LVL6" style:display-name="WW_CharLFO5LVL6" style:family="text">
      <style:text-properties style:font-name="StarSymbol" fo:font-size="11pt" fo:background-color="transparent" style:font-name-asian="StarSymbol" style:font-size-asian="11pt" style:font-name-complex="StarSymbol" style:font-size-complex="9pt"/>
    </style:style>
    <style:style style:name="WW_5f_CharLFO5LVL7" style:display-name="WW_CharLFO5LVL7" style:family="text">
      <style:text-properties style:font-name="StarSymbol" fo:font-size="11pt" fo:background-color="transparent" style:font-name-asian="StarSymbol" style:font-size-asian="11pt" style:font-name-complex="StarSymbol" style:font-size-complex="9pt"/>
    </style:style>
    <style:style style:name="WW_5f_CharLFO5LVL8" style:display-name="WW_CharLFO5LVL8" style:family="text">
      <style:text-properties style:font-name="StarSymbol" fo:font-size="11pt" fo:background-color="transparent" style:font-name-asian="StarSymbol" style:font-size-asian="11pt" style:font-name-complex="StarSymbol" style:font-size-complex="9pt"/>
    </style:style>
    <style:style style:name="WW_5f_CharLFO5LVL9" style:display-name="WW_CharLFO5LVL9" style:family="text">
      <style:text-properties style:font-name="StarSymbol" fo:font-size="11pt" fo:background-color="transparent" style:font-name-asian="StarSymbol" style:font-size-asian="11pt" style:font-name-complex="StarSymbol" style:font-size-complex="9pt"/>
    </style:style>
    <style:style style:name="WW_5f_CharLFO6LVL1" style:display-name="WW_CharLFO6LVL1" style:family="text">
      <style:text-properties style:font-name="StarSymbol" fo:font-size="11pt" fo:background-color="transparent" style:font-name-asian="StarSymbol" style:font-size-asian="11pt" style:font-name-complex="StarSymbol" style:font-size-complex="9pt"/>
    </style:style>
    <style:style style:name="WW_5f_CharLFO6LVL2" style:display-name="WW_CharLFO6LVL2" style:family="text">
      <style:text-properties style:font-name="StarSymbol" fo:font-size="11pt" fo:background-color="transparent" style:font-name-asian="StarSymbol" style:font-size-asian="11pt" style:font-name-complex="StarSymbol" style:font-size-complex="9pt"/>
    </style:style>
    <style:style style:name="WW_5f_CharLFO6LVL3" style:display-name="WW_CharLFO6LVL3" style:family="text">
      <style:text-properties style:font-name="StarSymbol" fo:font-size="11pt" fo:background-color="transparent" style:font-name-asian="StarSymbol" style:font-size-asian="11pt" style:font-name-complex="StarSymbol" style:font-size-complex="9pt"/>
    </style:style>
    <style:style style:name="WW_5f_CharLFO6LVL4" style:display-name="WW_CharLFO6LVL4" style:family="text">
      <style:text-properties style:font-name="StarSymbol" fo:font-size="11pt" fo:background-color="transparent" style:font-name-asian="StarSymbol" style:font-size-asian="11pt" style:font-name-complex="StarSymbol" style:font-size-complex="9pt"/>
    </style:style>
    <style:style style:name="WW_5f_CharLFO6LVL5" style:display-name="WW_CharLFO6LVL5" style:family="text">
      <style:text-properties style:font-name="StarSymbol" fo:font-size="11pt" fo:background-color="transparent" style:font-name-asian="StarSymbol" style:font-size-asian="11pt" style:font-name-complex="StarSymbol" style:font-size-complex="9pt"/>
    </style:style>
    <style:style style:name="WW_5f_CharLFO6LVL6" style:display-name="WW_CharLFO6LVL6" style:family="text">
      <style:text-properties style:font-name="StarSymbol" fo:font-size="11pt" fo:background-color="transparent" style:font-name-asian="StarSymbol" style:font-size-asian="11pt" style:font-name-complex="StarSymbol" style:font-size-complex="9pt"/>
    </style:style>
    <style:style style:name="WW_5f_CharLFO6LVL7" style:display-name="WW_CharLFO6LVL7" style:family="text">
      <style:text-properties style:font-name="StarSymbol" fo:font-size="11pt" fo:background-color="transparent" style:font-name-asian="StarSymbol" style:font-size-asian="11pt" style:font-name-complex="StarSymbol" style:font-size-complex="9pt"/>
    </style:style>
    <style:style style:name="WW_5f_CharLFO6LVL8" style:display-name="WW_CharLFO6LVL8" style:family="text">
      <style:text-properties style:font-name="StarSymbol" fo:font-size="11pt" fo:background-color="transparent" style:font-name-asian="StarSymbol" style:font-size-asian="11pt" style:font-name-complex="StarSymbol" style:font-size-complex="9pt"/>
    </style:style>
    <style:style style:name="WW_5f_CharLFO6LVL9" style:display-name="WW_CharLFO6LVL9" style:family="text">
      <style:text-properties style:font-name="StarSymbol" fo:font-size="11pt" fo:background-color="transparent" style:font-name-asian="StarSymbol" style:font-size-asian="11pt" style:font-name-complex="StarSymbol" style:font-size-complex="9pt"/>
    </style:style>
    <text:outline-style style:name="Outline">
      <text:outline-level-style text:level="1" style:num-suffix="." style:num-format="1">
        <style:list-level-properties text:list-level-position-and-space-mode="label-alignment">
          <style:list-level-label-alignment text:label-followed-by="listtab" fo:text-indent="-0.2953in" fo:margin-left="0.2953in"/>
        </style:list-level-properties>
      </text:outline-level-style>
      <text:outline-level-style text:level="2" style:num-suffix="." style:num-format="1" text:display-levels="2">
        <style:list-level-properties text:list-level-position-and-space-mode="label-alignment">
          <style:list-level-label-alignment text:label-followed-by="listtab" fo:text-indent="-0.3937in" fo:margin-left="0.3937in"/>
        </style:list-level-properties>
      </text:outline-level-style>
      <text:outline-level-style text:level="3" style:num-format="">
        <style:list-level-properties text:list-level-position-and-space-mode="label-alignment">
          <style:list-level-label-alignment text:label-followed-by="listtab" fo:text-indent="-0.5in" fo:margin-left="0.5in"/>
        </style:list-level-properties>
      </text:outline-level-style>
      <text:outline-level-style text:level="4" style:num-format="">
        <style:list-level-properties text:list-level-position-and-space-mode="label-alignment">
          <style:list-level-label-alignment text:label-followed-by="listtab" fo:text-indent="-0.6in" fo:margin-left="0.6in"/>
        </style:list-level-properties>
      </text:outline-level-style>
      <text:outline-level-style text:level="5" style:num-format="">
        <style:list-level-properties text:list-level-position-and-space-mode="label-alignment">
          <style:list-level-label-alignment text:label-followed-by="listtab" fo:text-indent="-0.7in" fo:margin-left="0.7in"/>
        </style:list-level-properties>
      </text:outline-level-style>
      <text:outline-level-style text:level="6" style:num-format="">
        <style:list-level-properties text:list-level-position-and-space-mode="label-alignment">
          <style:list-level-label-alignment text:label-followed-by="listtab" fo:text-indent="-0.8in" fo:margin-left="0.8in"/>
        </style:list-level-properties>
      </text:outline-level-style>
      <text:outline-level-style text:level="7" style:num-format="">
        <style:list-level-properties text:list-level-position-and-space-mode="label-alignment">
          <style:list-level-label-alignment text:label-followed-by="listtab" fo:text-indent="-0.9in" fo:margin-left="0.9in"/>
        </style:list-level-properties>
      </text:outline-level-style>
      <text:outline-level-style text:level="8" style:num-format="">
        <style:list-level-properties text:list-level-position-and-space-mode="label-alignment">
          <style:list-level-label-alignment text:label-followed-by="listtab" fo:text-indent="-1in" fo:margin-left="1in"/>
        </style:list-level-properties>
      </text:outline-level-style>
      <text:outline-level-style text:level="9" style:num-format="">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suffix="." style:num-format="1">
        <style:list-level-properties text:list-level-position-and-space-mode="label-alignment">
          <style:list-level-label-alignment text:label-followed-by="listtab" fo:text-indent="-0.2953in" fo:margin-left="0.295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937in" fo:margin-left="0.3937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4925in" fo:margin-left="0.492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BC_3a_number_3a_list" style:display-name="SBC:number:list">
      <text:list-level-style-bullet text:level="1" text:style-name="WW_5f_CharLFO3LVL1" text:bullet-char="•">
        <style:list-level-properties text:list-level-position-and-space-mode="label-alignment">
          <style:list-level-label-alignment text:label-followed-by="listtab" fo:text-indent="-0.1965in" fo:margin-left="0.1965in"/>
        </style:list-level-properties>
        <style:text-properties style:font-name="StarSymbol"/>
      </text:list-level-style-bullet>
      <text:list-level-style-bullet text:level="2" text:style-name="WW_5f_CharLFO3LVL2" text:bullet-char="•">
        <style:list-level-properties text:list-level-position-and-space-mode="label-alignment">
          <style:list-level-label-alignment text:label-followed-by="listtab" fo:text-indent="-0.1965in" fo:margin-left="0.3937in"/>
        </style:list-level-properties>
        <style:text-properties style:font-name="StarSymbol"/>
      </text:list-level-style-bullet>
      <text:list-level-style-bullet text:level="3" text:style-name="WW_5f_CharLFO3LVL3" text:bullet-char="•">
        <style:list-level-properties text:list-level-position-and-space-mode="label-alignment">
          <style:list-level-label-alignment text:label-followed-by="listtab" fo:text-indent="-0.1965in" fo:margin-left="0.5902in"/>
        </style:list-level-properties>
        <style:text-properties style:font-name="StarSymbol"/>
      </text:list-level-style-bullet>
      <text:list-level-style-bullet text:level="4" text:style-name="WW_5f_CharLFO3LVL4" text:bullet-char="•">
        <style:list-level-properties text:list-level-position-and-space-mode="label-alignment">
          <style:list-level-label-alignment text:label-followed-by="listtab" fo:text-indent="-0.1965in" fo:margin-left="0.7874in"/>
        </style:list-level-properties>
        <style:text-properties style:font-name="StarSymbol"/>
      </text:list-level-style-bullet>
      <text:list-level-style-bullet text:level="5" text:style-name="WW_5f_CharLFO3LVL5" text:bullet-char="•">
        <style:list-level-properties text:list-level-position-and-space-mode="label-alignment">
          <style:list-level-label-alignment text:label-followed-by="listtab" fo:text-indent="-0.1965in" fo:margin-left="0.9839in"/>
        </style:list-level-properties>
        <style:text-properties style:font-name="StarSymbol"/>
      </text:list-level-style-bullet>
      <text:list-level-style-bullet text:level="6" text:style-name="WW_5f_CharLFO3LVL6" text:bullet-char="•">
        <style:list-level-properties text:list-level-position-and-space-mode="label-alignment">
          <style:list-level-label-alignment text:label-followed-by="listtab" fo:text-indent="-0.1965in" fo:margin-left="1.1811in"/>
        </style:list-level-properties>
        <style:text-properties style:font-name="StarSymbol"/>
      </text:list-level-style-bullet>
      <text:list-level-style-bullet text:level="7" text:style-name="WW_5f_CharLFO3LVL7" text:bullet-char="•">
        <style:list-level-properties text:list-level-position-and-space-mode="label-alignment">
          <style:list-level-label-alignment text:label-followed-by="listtab" fo:text-indent="-0.1965in" fo:margin-left="1.378in"/>
        </style:list-level-properties>
        <style:text-properties style:font-name="StarSymbol"/>
      </text:list-level-style-bullet>
      <text:list-level-style-bullet text:level="8" text:style-name="WW_5f_CharLFO3LVL8" text:bullet-char="•">
        <style:list-level-properties text:list-level-position-and-space-mode="label-alignment">
          <style:list-level-label-alignment text:label-followed-by="listtab" fo:text-indent="-0.1965in" fo:margin-left="1.5752in"/>
        </style:list-level-properties>
        <style:text-properties style:font-name="StarSymbol"/>
      </text:list-level-style-bullet>
      <text:list-level-style-bullet text:level="9" text:style-name="WW_5f_CharLFO3LVL9" text:bullet-char="•">
        <style:list-level-properties text:list-level-position-and-space-mode="label-alignment">
          <style:list-level-label-alignment text:label-followed-by="listtab" fo:text-indent="-0.1965in" fo:margin-left="1.7717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BC_3a_number_3a_list_3a_numbered" style:display-name="SBC:number:list:numbered">
      <text:list-level-style-number text:level="1" style:num-suffix="." style:num-format="1">
        <style:list-level-properties text:list-level-position-and-space-mode="label-alignment">
          <style:list-level-label-alignment text:label-followed-by="listtab" fo:text-indent="-0.2953in" fo:margin-left="0.7874in"/>
        </style:list-level-properties>
      </text:list-level-style-number>
      <text:list-level-style-number text:level="2" style:num-suffix="." style:num-format="1">
        <style:list-level-properties text:list-level-position-and-space-mode="label-alignment">
          <style:list-level-label-alignment text:label-followed-by="listtab" fo:text-indent="-0.2953in" fo:margin-left="1.5752in"/>
        </style:list-level-properties>
      </text:list-level-style-number>
      <text:list-level-style-number text:level="3" style:num-suffix="." style:num-format="1">
        <style:list-level-properties text:list-level-position-and-space-mode="label-alignment">
          <style:list-level-label-alignment text:label-followed-by="listtab" fo:text-indent="-0.2953in" fo:margin-left="2.3626in"/>
        </style:list-level-properties>
      </text:list-level-style-number>
      <text:list-level-style-number text:level="4" style:num-suffix="." style:num-format="1">
        <style:list-level-properties text:list-level-position-and-space-mode="label-alignment">
          <style:list-level-label-alignment text:label-followed-by="listtab" fo:text-indent="-0.2953in" fo:margin-left="3.15in"/>
        </style:list-level-properties>
      </text:list-level-style-number>
      <text:list-level-style-number text:level="5" style:num-suffix="." style:num-format="1">
        <style:list-level-properties text:list-level-position-and-space-mode="label-alignment">
          <style:list-level-label-alignment text:label-followed-by="listtab" fo:text-indent="-0.2953in" fo:margin-left="3.9374in"/>
        </style:list-level-properties>
      </text:list-level-style-number>
      <text:list-level-style-number text:level="6" style:num-suffix="." style:num-format="1">
        <style:list-level-properties text:list-level-position-and-space-mode="label-alignment">
          <style:list-level-label-alignment text:label-followed-by="listtab" fo:text-indent="-0.2953in" fo:margin-left="4.7252in"/>
        </style:list-level-properties>
      </text:list-level-style-number>
      <text:list-level-style-number text:level="7" style:num-suffix="." style:num-format="1">
        <style:list-level-properties text:list-level-position-and-space-mode="label-alignment">
          <style:list-level-label-alignment text:label-followed-by="listtab" fo:text-indent="-0.2953in" fo:margin-left="5.5126in"/>
        </style:list-level-properties>
      </text:list-level-style-number>
      <text:list-level-style-number text:level="8" style:num-suffix="." style:num-format="1">
        <style:list-level-properties text:list-level-position-and-space-mode="label-alignment">
          <style:list-level-label-alignment text:label-followed-by="listtab" fo:text-indent="-0.2953in" fo:margin-left="6.3in"/>
        </style:list-level-properties>
      </text:list-level-style-number>
      <text:list-level-style-number text:level="9" style:num-suffix="." style:num-format="1">
        <style:list-level-properties text:list-level-position-and-space-mode="label-alignment">
          <style:list-level-label-alignment text:label-followed-by="listtab" fo:text-indent="-0.2953in" fo:margin-left="7.08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Unix OpenOffice.org_project/414m5$Build-9788</meta:generator>
    <meta:initial-creator>Anita Maria da Rocha Fernandes</meta:initial-creator>
    <dc:creator>Eduardo  Finotti</dc:creator>
    <meta:creation-date>2017-11-05T19:17:00Z</meta:creation-date>
    <dc:date>2017-11-08T08:43:24</dc:date>
    <meta:editing-cycles>3</meta:editing-cycles>
    <meta:editing-duration>PT21H1M15S</meta:editing-duration>
    <meta:document-statistic meta:table-count="0" meta:image-count="0" meta:object-count="0" meta:page-count="5" meta:paragraph-count="83" meta:word-count="2169" meta:character-count="14676"/>
    <meta:user-defined meta:name="Info 1"/>
    <meta:user-defined meta:name="Info 2"/>
    <meta:user-defined meta:name="Info 3"/>
    <meta:user-defined meta:name="Info 4"/>
    <meta:template xlink:type="simple" xlink:actuate="onRequest" xlink:title="" xlink:href="Normal"/>
  </office:meta>
</office:document-meta>
</file>